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1F2E265188.png"/>
  <manifest:file-entry manifest:media-type="image/png" manifest:full-path="Pictures/10000000000000640000001F149B83B1.png"/>
  <manifest:file-entry manifest:media-type="image/png" manifest:full-path="Pictures/10000000000000640000001F8869522F.png"/>
  <manifest:file-entry manifest:media-type="image/png" manifest:full-path="Pictures/10000000000000640000001F75887A63.png"/>
  <manifest:file-entry manifest:media-type="image/png" manifest:full-path="Pictures/10000000000000640000001FA413D2D1.png"/>
  <manifest:file-entry manifest:media-type="image/png" manifest:full-path="Pictures/10000000000000640000001F828C19D4.png"/>
  <manifest:file-entry manifest:media-type="image/png" manifest:full-path="Pictures/10000000000000640000001F2EA56F04.png"/>
  <manifest:file-entry manifest:media-type="image/png" manifest:full-path="Pictures/10000000000000640000001FF96FDF2B.png"/>
  <manifest:file-entry manifest:media-type="image/png" manifest:full-path="Pictures/10000000000000640000001FF8BC23FC.png"/>
  <manifest:file-entry manifest:media-type="image/png" manifest:full-path="Pictures/10000000000000640000001F5177976F.png"/>
  <manifest:file-entry manifest:media-type="image/png" manifest:full-path="Pictures/10000000000000640000001FC201F1C5.png"/>
  <manifest:file-entry manifest:media-type="image/png" manifest:full-path="Pictures/10000000000000640000001F10182AF2.png"/>
  <manifest:file-entry manifest:media-type="image/png" manifest:full-path="Pictures/10000000000000640000001FED4A45AC.png"/>
  <manifest:file-entry manifest:media-type="image/png" manifest:full-path="Pictures/10000000000000640000001F6B77A2A2.png"/>
  <manifest:file-entry manifest:media-type="image/png" manifest:full-path="Pictures/10000000000000640000001FA882AA60.png"/>
  <manifest:file-entry manifest:media-type="image/png" manifest:full-path="Pictures/10000000000000640000001F944B4B13.png"/>
  <manifest:file-entry manifest:media-type="image/png" manifest:full-path="Pictures/10000000000000640000001F923F7859.png"/>
  <manifest:file-entry manifest:media-type="image/png" manifest:full-path="Pictures/10000000000000640000001FD4C6A302.png"/>
  <manifest:file-entry manifest:media-type="image/png" manifest:full-path="Pictures/10000000000000640000001F471FE175.png"/>
  <manifest:file-entry manifest:media-type="image/png" manifest:full-path="Pictures/10000000000000640000001F6EAE27C9.png"/>
  <manifest:file-entry manifest:media-type="image/png" manifest:full-path="Pictures/10000000000000640000001F78C1D81C.png"/>
  <manifest:file-entry manifest:media-type="image/png" manifest:full-path="Pictures/10000000000000640000001FAEF6992A.png"/>
  <manifest:file-entry manifest:media-type="image/png" manifest:full-path="Pictures/10000000000000640000001FEF19CF08.png"/>
  <manifest:file-entry manifest:media-type="image/png" manifest:full-path="Pictures/10000000000000640000001F8A3B4CC6.png"/>
  <manifest:file-entry manifest:media-type="image/png" manifest:full-path="Pictures/10000000000000640000001F4F35A85A.png"/>
  <manifest:file-entry manifest:media-type="image/png" manifest:full-path="Pictures/10000000000000640000001F6BCA4556.png"/>
  <manifest:file-entry manifest:media-type="image/png" manifest:full-path="Pictures/10000000000000640000001F3A656FB9.png"/>
  <manifest:file-entry manifest:media-type="image/png" manifest:full-path="Pictures/10000000000000640000001F1D3A46A2.png"/>
  <manifest:file-entry manifest:media-type="image/png" manifest:full-path="Pictures/10000000000000640000001F9EAE00E8.png"/>
  <manifest:file-entry manifest:media-type="image/png" manifest:full-path="Pictures/10000000000000640000001FEFA88D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table:number-columns-spanned="4" table:number-rows-spanned="1">
            <text:p>Kart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>
            <draw:frame table:end-cell-address="Tabelle1.B6" table:end-x="1.27cm" table:end-y="0.189cm" draw:z-index="9" draw:name="Grafik 1" draw:style-name="gr1" draw:text-style-name="P1" svg:width="3.526cm" svg:height="1.092cm" svg:x="0.001cm" svg:y="0cm">
              <draw:image xlink:href="Pictures/10000000000000640000001F3A656FB9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 table:number-columns-spanned="2" table:number-rows-spanned="3">
            <text:p>Kein Werkzeug auswählen</text:p>
          </table:table-cell>
          <table:covered-table-cell table:style-name="Default"/>
        </table:table-row>
        <table:table-row table:style-name="ro1">
          <table:table-cell table:number-columns-repeated="2"/>
          <table:covered-table-cell table:number-columns-repeated="2" table:style-name="Default"/>
        </table:table-row>
        <table:table-row table:style-name="ro1">
          <table:table-cell table:number-columns-repeated="2"/>
          <table:covered-table-cell table:number-columns-repeated="2" table:style-name="Default"/>
        </table:table-row>
        <table:table-row table:style-name="ro1">
          <table:table-cell>
            <draw:frame table:end-cell-address="Tabelle1.B9" table:end-x="1.27cm" table:end-y="0.189cm" draw:z-index="10" draw:name="Grafik 2" draw:style-name="gr1" draw:text-style-name="P1" svg:width="3.526cm" svg:height="1.092cm" svg:x="0.001cm" svg:y="0cm">
              <draw:image xlink:href="Pictures/10000000000000640000001FC201F1C5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Entfernungen und Laufzeiten messen</text:p>
          </table:table-cell>
          <table:covered-table-cell table:style-name="ce3"/>
        </table:table-row>
        <table:table-row table:style-name="ro1">
          <table:table-cell table:number-columns-repeated="2"/>
          <table:covered-table-cell table:number-columns-repeated="2" table:style-name="ce3"/>
        </table:table-row>
        <table:table-row table:style-name="ro1">
          <table:table-cell table:number-columns-repeated="2"/>
          <table:covered-table-cell table:number-columns-repeated="2" table:style-name="ce3"/>
        </table:table-row>
        <table:table-row table:style-name="ro1">
          <table:table-cell>
            <draw:frame table:end-cell-address="Tabelle1.B12" table:end-x="1.27cm" table:end-y="0.19cm" draw:z-index="11" draw:name="Grafik 3" draw:style-name="gr1" draw:text-style-name="P1" svg:width="3.526cm" svg:height="1.092cm" svg:x="0.001cm" svg:y="0cm">
              <draw:image xlink:href="Pictures/10000000000000640000001F944B4B13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Spieler und Stämme markieren</text:p>
          </table:table-cell>
          <table:covered-table-cell table:style-name="ce3"/>
        </table:table-row>
        <table:table-row table:style-name="ro1">
          <table:table-cell table:number-columns-repeated="2"/>
          <table:covered-table-cell table:number-columns-repeated="2" table:style-name="ce3"/>
        </table:table-row>
        <table:table-row table:style-name="ro1">
          <table:table-cell table:number-columns-repeated="2"/>
          <table:covered-table-cell table:number-columns-repeated="2" table:style-name="ce3"/>
        </table:table-row>
        <table:table-row table:style-name="ro1">
          <table:table-cell>
            <draw:frame table:end-cell-address="Tabelle1.B15" table:end-x="1.27cm" table:end-y="0.19cm" draw:z-index="12" draw:name="Grafik 4" draw:style-name="gr1" draw:text-style-name="P1" svg:width="3.526cm" svg:height="1.092cm" svg:x="0.001cm" svg:y="0cm">
              <draw:image xlink:href="Pictures/10000000000000640000001F9EAE00E8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Dorftags bearbeit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18" table:end-x="1.27cm" table:end-y="0.19cm" draw:z-index="13" draw:name="Grafik 5" draw:style-name="gr1" draw:text-style-name="P1" svg:width="3.526cm" svg:height="1.092cm" svg:x="0.001cm" svg:y="0cm">
              <draw:image xlink:href="Pictures/10000000000000640000001FA882AA60.pn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 table:number-columns-spanned="2" table:number-rows-spanned="3">
            <text:p>Unterstützungsrechner starten</text:p>
          </table:table-cell>
          <table:covered-table-cell table:style-name="ce5"/>
        </table:table-row>
        <table:table-row table:style-name="ro1">
          <table:table-cell table:number-columns-repeated="2"/>
          <table:covered-table-cell table:number-columns-repeated="2" table:style-name="ce5"/>
        </table:table-row>
        <table:table-row table:style-name="ro1">
          <table:table-cell table:number-columns-repeated="2"/>
          <table:covered-table-cell table:number-columns-repeated="2" table:style-name="ce5"/>
        </table:table-row>
        <table:table-row table:style-name="ro1">
          <table:table-cell>
            <draw:frame table:end-cell-address="Tabelle1.B21" table:end-x="1.27cm" table:end-y="0.19cm" draw:z-index="14" draw:name="Grafik 6" draw:style-name="gr1" draw:text-style-name="P1" svg:width="3.526cm" svg:height="1.092cm" svg:x="0.001cm" svg:y="0cm">
              <draw:image xlink:href="Pictures/10000000000000640000001F2E265188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Dorfauswahl auf der Karte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24" table:end-x="1.27cm" table:end-y="0.19cm" draw:z-index="15" draw:name="Grafik 7" draw:style-name="gr1" draw:text-style-name="P1" svg:width="3.526cm" svg:height="1.092cm" svg:x="0.001cm" svg:y="0cm">
              <draw:image xlink:href="Pictures/10000000000000640000001F75887A63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Laufzeitradar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27" table:end-x="1.27cm" table:end-y="0.19cm" draw:z-index="16" draw:name="Grafik 8" draw:style-name="gr1" draw:text-style-name="P1" svg:width="3.526cm" svg:height="1.092cm" svg:x="0.001cm" svg:y="0cm">
              <draw:image xlink:href="Pictures/10000000000000640000001F6BCA4556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 In-Game schick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30" table:end-x="1.27cm" table:end-y="0.189cm" draw:z-index="17" draw:name="Grafik 9" draw:style-name="gr1" draw:text-style-name="P1" svg:width="3.526cm" svg:height="1.092cm" svg:x="0.001cm" svg:y="0cm">
              <draw:image xlink:href="Pictures/10000000000000640000001FEF19CF08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Rohstoffe In-Game schick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33" table:end-x="1.27cm" table:end-y="0.189cm" draw:z-index="18" draw:name="Grafik 22" draw:style-name="gr1" draw:text-style-name="P1" svg:width="3.526cm" svg:height="1.092cm" svg:x="0.001cm" svg:y="0cm">
              <draw:image xlink:href="Pictures/10000000000000640000001FEFA88DEC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Nur markierte Dörfer zeichnen / alle Dörfer zeichn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table:number-columns-spanned="4" table:number-rows-spanned="1">
            <text:p>Minimap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>
            <draw:frame table:end-cell-address="Tabelle1.B40" table:end-x="1.27cm" table:end-y="0.19cm" draw:z-index="20" draw:name="Grafik 10" draw:style-name="gr1" draw:text-style-name="P1" svg:width="3.526cm" svg:height="1.092cm" svg:x="0.001cm" svg:y="0cm">
              <draw:image xlink:href="Pictures/10000000000000640000001FD4C6A302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usschnitt der Minimap bewegen</text:p>
          </table:table-cell>
          <table:covered-table-cell table:style-name="Default"/>
        </table:table-row>
        <table:table-row table:style-name="ro1">
          <table:table-cell table:number-columns-repeated="2"/>
          <table:covered-table-cell table:number-columns-repeated="2" table:style-name="Default"/>
        </table:table-row>
        <table:table-row table:style-name="ro1">
          <table:table-cell table:number-columns-repeated="2"/>
          <table:covered-table-cell table:number-columns-repeated="2" table:style-name="Default"/>
        </table:table-row>
        <table:table-row table:style-name="ro1">
          <table:table-cell>
            <draw:frame table:end-cell-address="Tabelle1.B43" table:end-x="1.27cm" table:end-y="0.19cm" draw:z-index="21" draw:name="Grafik 11" draw:style-name="gr1" draw:text-style-name="P1" svg:width="3.526cm" svg:height="1.092cm" svg:x="0.001cm" svg:y="0cm">
              <draw:image xlink:href="Pictures/10000000000000640000001F828C19D4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usschnitt der Minimap zoom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46" table:end-x="1.27cm" table:end-y="0.19cm" draw:z-index="22" draw:name="Grafik 12" draw:style-name="gr1" draw:text-style-name="P1" svg:width="3.526cm" svg:height="1.092cm" svg:x="0.001cm" svg:y="0cm">
              <draw:image xlink:href="Pictures/10000000000000640000001F8869522F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usschnitt der Minimap als Bild speicher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 table:number-rows-repeated="10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table:number-columns-spanned="4" table:number-rows-spanned="1">
            <text:p>Angriff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>
            <draw:frame table:end-cell-address="Tabelle1.B61" table:end-x="1.27cm" table:end-y="0.19cm" draw:z-index="3" draw:name="Grafik 13" draw:style-name="gr1" draw:text-style-name="P1" svg:width="3.526cm" svg:height="1.092cm" svg:x="0.001cm" svg:y="0cm">
              <draw:image xlink:href="Pictures/10000000000000640000001FF8BC23FC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 mit Axtkämpfer erstell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64" table:end-x="1.27cm" table:end-y="0.19cm" draw:z-index="4" draw:name="Grafik 14" draw:style-name="gr1" draw:text-style-name="P1" svg:width="3.526cm" svg:height="1.092cm" svg:x="0.001cm" svg:y="0cm">
              <draw:image xlink:href="Pictures/10000000000000640000001FAEF6992A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 mit Ramme erstell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67" table:end-x="1.27cm" table:end-y="0.19cm" draw:z-index="5" draw:name="Grafik 15" draw:style-name="gr1" draw:text-style-name="P1" svg:width="3.526cm" svg:height="1.092cm" svg:x="0.001cm" svg:y="0cm">
              <draw:image xlink:href="Pictures/10000000000000640000001FA413D2D1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 mit AG erstell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70" table:end-x="1.27cm" table:end-y="0.19cm" draw:z-index="6" draw:name="Grafik 16" draw:style-name="gr1" draw:text-style-name="P1" svg:width="3.526cm" svg:height="1.092cm" svg:x="0.001cm" svg:y="0cm">
              <draw:image xlink:href="Pictures/10000000000000640000001F923F7859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 mit Spähern erstell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73" table:end-x="1.27cm" table:end-y="0.19cm" draw:z-index="0" draw:name="Grafik 17" draw:style-name="gr1" draw:text-style-name="P1" svg:width="3.526cm" svg:height="1.093cm" svg:x="0.001cm" svg:y="0cm">
              <draw:image xlink:href="Pictures/10000000000000640000001F149B83B1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 mit Schwertkämpfer erstell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76" table:end-x="1.27cm" table:end-y="0.189cm" draw:z-index="1" draw:name="Grafik 18" draw:style-name="gr1" draw:text-style-name="P1" svg:width="3.526cm" svg:height="1.092cm" svg:x="0.001cm" svg:y="0cm">
              <draw:image xlink:href="Pictures/10000000000000640000001F4F35A85A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 mit Leichter Kavallerie erstell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79" table:end-x="1.27cm" table:end-y="0.189cm" draw:z-index="2" draw:name="Grafik 19" draw:style-name="gr1" draw:text-style-name="P1" svg:width="3.526cm" svg:height="1.091cm" svg:x="0.001cm" svg:y="0cm">
              <draw:image xlink:href="Pictures/10000000000000640000001F5177976F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 mit Schwerer Kavallerie erstell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table:number-columns-spanned="4" table:number-rows-spanned="1">
            <text:p>Sonstig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>
            <draw:frame table:end-cell-address="Tabelle1.B86" table:end-x="1.27cm" table:end-y="0.19cm" draw:z-index="7" draw:name="Grafik 20" draw:style-name="gr1" draw:text-style-name="P1" svg:width="3.526cm" svg:height="1.092cm" svg:x="0.001cm" svg:y="0cm">
              <draw:image xlink:href="Pictures/10000000000000640000001F6EAE27C9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Uhr einblenden / ausblend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89" table:end-x="1.27cm" table:end-y="0.19cm" draw:z-index="8" draw:name="Grafik 21" draw:style-name="gr1" draw:text-style-name="P1" svg:width="3.526cm" svg:height="1.092cm" svg:x="0.001cm" svg:y="0cm">
              <draw:image xlink:href="Pictures/10000000000000640000001F6B77A2A2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Suche öffnen / schließ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92" table:end-x="1.27cm" table:end-y="0.19cm" draw:z-index="19" draw:name="Grafik 23" draw:style-name="gr1" draw:text-style-name="P1" svg:width="3.526cm" svg:height="1.093cm" svg:x="0.001cm" svg:y="0cm">
              <draw:image xlink:href="Pictures/10000000000000640000001FF96FDF2B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Karte im Vollbildmodus anzeigen / im Fenster anzeig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table:number-columns-spanned="4" table:number-rows-spanned="1">
            <text:p>Ansichten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>
            <draw:frame table:end-cell-address="Tabelle1.B99" table:end-x="1.269cm" table:end-y="0.19cm" draw:z-index="23" draw:name="Grafik 24" draw:style-name="gr1" draw:text-style-name="P1" svg:width="3.526cm" svg:height="1.092cm" svg:x="0cm" svg:y="0cm">
              <draw:image xlink:href="Pictures/10000000000000640000001F8A3B4CC6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Angriffsübersicht öffnen / schließ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102" table:end-x="1.269cm" table:end-y="0.19cm" draw:z-index="24" draw:name="Grafik 25" draw:style-name="gr1" draw:text-style-name="P1" svg:width="3.526cm" svg:height="1.092cm" svg:x="0cm" svg:y="0cm">
              <draw:image xlink:href="Pictures/10000000000000640000001F471FE175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Entfernungsübersicht öffnen / schließ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105" table:end-x="1.269cm" table:end-y="0.19cm" draw:z-index="25" draw:name="Grafik 26" draw:style-name="gr1" draw:text-style-name="P1" svg:width="3.526cm" svg:height="1.092cm" svg:x="0cm" svg:y="0cm">
              <draw:image xlink:href="Pictures/10000000000000640000001FED4A45AC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Markierungsübersicht öffnen / schließ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108" table:end-x="1.269cm" table:end-y="0.189cm" draw:z-index="26" draw:name="Grafik 27" draw:style-name="gr1" draw:text-style-name="P1" svg:width="3.526cm" svg:height="1.092cm" svg:x="0cm" svg:y="0cm">
              <draw:image xlink:href="Pictures/10000000000000640000001F2EA56F04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Truppenübersicht öffnen / schließ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111" table:end-x="1.269cm" table:end-y="0.189cm" draw:z-index="27" draw:name="Grafik 28" draw:style-name="gr1" draw:text-style-name="P1" svg:width="3.526cm" svg:height="1.092cm" svg:x="0cm" svg:y="0cm">
              <draw:image xlink:href="Pictures/10000000000000640000001F1D3A46A2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Rangliste öffnen / schließ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114" table:end-x="1.269cm" table:end-y="0.19cm" draw:z-index="28" draw:name="Grafik 29" draw:style-name="gr1" draw:text-style-name="P1" svg:width="3.526cm" svg:height="1.092cm" svg:x="0cm" svg:y="0cm">
              <draw:image xlink:href="Pictures/10000000000000640000001F10182AF2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Formenübersicht öffnen / schließ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>
            <draw:frame table:end-cell-address="Tabelle1.B117" table:end-x="1.269cm" table:end-y="0.19cm" draw:z-index="29" draw:name="Grafik 30" draw:style-name="gr1" draw:text-style-name="P1" svg:width="3.526cm" svg:height="1.092cm" svg:x="0cm" svg:y="0cm">
              <draw:image xlink:href="Pictures/10000000000000640000001F78C1D81C.png" xlink:type="simple" xlink:show="embed" xlink:actuate="onLoad">
                <text:p/>
              </draw:image>
            </draw:frame>
          </table:table-cell>
          <table:table-cell/>
          <table:table-cell office:value-type="string" table:number-columns-spanned="2" table:number-rows-spanned="3">
            <text:p>Einstellungen öffne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1">11.01.2009</text:date>, <text:time>02:23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1-11T01:03:26</meta:creation-date>
    <dc:date>2009-01-11T02:23:02</dc:date>
    <dc:language>de-DE</dc:language>
    <meta:editing-cycles>8</meta:editing-cycles>
    <meta:editing-duration>PT46M13S</meta:editing-duration>
    <meta:user-defined meta:name="Info 1"/>
    <meta:user-defined meta:name="Info 2"/>
    <meta:user-defined meta:name="Info 3"/>
    <meta:user-defined meta:name="Info 4"/>
    <meta:document-statistic meta:table-count="3" meta:cell-count="35" meta:object-count="30"/>
  </office:meta>
</office:document-meta>
</file>